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992in"/>
    </style:style>
    <style:style style:name="co3" style:family="table-column">
      <style:table-column-properties fo:break-before="auto" style:column-width="3.952in"/>
    </style:style>
    <style:style style:name="co4" style:family="table-column">
      <style:table-column-properties fo:break-before="auto" style:column-width="4.6736in"/>
    </style:style>
    <style:style style:name="co5" style:family="table-column">
      <style:table-column-properties fo:break-before="auto" style:column-width="3.9634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>
            <text:p>sum</text:p>
          </table:table-cell>
          <table:table-cell office:value-type="string">
            <text:p>Q1</text:p>
          </table:table-cell>
          <table:table-cell office:value-type="string">
            <text:p>Q2</text:p>
          </table:table-cell>
          <table:table-cell office:value-type="string">
            <text:p>Q3</text:p>
          </table:table-cell>
        </table:table-row>
        <table:table-row table:style-name="ro1">
          <table:table-cell table:number-columns-repeated="2"/>
          <table:table-cell office:value-type="string">
            <text:p>could you do it with only one logger process?</text:p>
          </table:table-cell>
          <table:table-cell office:value-type="string">
            <text:p>Backup is registered under same name -15</text:p>
          </table:table-cell>
          <table:table-cell office:value-type="string">
            <text:p>You should not need to split the state into variables if you follow the method described in the question -25</text:p>
          </table:table-cell>
        </table:table-row>
        <table:table-row table:style-name="ro1">
          <table:table-cell table:number-columns-repeated="2"/>
          <table:table-cell office:value-type="string">
            <text:p>could you do it without using rpc, on_exit? -5</text:p>
          </table:table-cell>
          <table:table-cell office:value-type="string">
            <text:p>the backup server should also process the requests -10</text:p>
          </table:table-cell>
          <table:table-cell office:value-type="string">
            <text:p>the server should reply immediately, even in a transaction -30</text:p>
          </table:table-cell>
        </table:table-row>
        <table:table-row table:style-name="ro1">
          <table:table-cell table:number-columns-repeated="2"/>
          <table:table-cell office:value-type="string">
            <text:p>can you do it without using put/get?</text:p>
          </table:table-cell>
          <table:table-cell office:value-type="string">
            <text:p>your backup server does not “become” main, but “spawns” main again. -5</text:p>
          </table:table-cell>
          <table:table-cell office:value-type="string">
            <text:p>your server does not replay queries -25</text:p>
          </table:table-cell>
        </table:table-row>
        <table:table-row table:style-name="ro1">
          <table:table-cell table:number-columns-repeated="2"/>
          <table:table-cell office:value-type="string">
            <text:p>logger process should be registered -5</text:p>
          </table:table-cell>
          <table:table-cell office:value-type="string">
            <text:p>backup server should not send replies -5</text:p>
          </table:table-cell>
          <table:table-cell office:value-type="string">
            <text:p>your server does not test if replaying queries provides same replies -15</text:p>
          </table:table-cell>
        </table:table-row>
        <table:table-row table:style-name="ro1">
          <table:table-cell table:number-columns-repeated="2"/>
          <table:table-cell office:value-type="string">
            <text:p>logger process should be able to track multiple processes -10</text:p>
          </table:table-cell>
          <table:table-cell/>
          <table:table-cell office:value-type="string">
            <text:p>transaction should not fail even if the state has changed -5</text:p>
          </table:table-cell>
        </table:table-row>
        <table:table-row table:style-name="ro1">
          <table:table-cell table:number-columns-repeated="2"/>
          <table:table-cell office:value-type="string">
            <text:p>use register instead of get for global access to a process -5</text:p>
          </table:table-cell>
          <table:table-cell table:number-columns-repeated="2"/>
        </table:table-row>
        <table:table-row table:style-name="ro1">
          <table:table-cell office:value-type="string">
            <text:p>max</text:p>
          </table:table-cell>
          <table:table-cell table:formula="oooc:=SUM([.C8:.AF8])"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ooc:=SUM([.C9:.AF9])" office:value-type="float" office:value="75">
            <text:p>75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ooc:=SUM([.C10:.AF10])"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ooc:=SUM([.C11:.AF11])"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table:formula="oooc:=SUM([.C12:.AF12])"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ooc:=SUM([.C13:.AF13])"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formula="oooc:=SUM([.C14:.AF14])" office:value-type="float" office:value="80">
            <text:p>8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ooc:=SUM([.C15:.AF15])"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ooc:=SUM([.C16:.AF16])"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table:formula="oooc:=SUM([.C17:.AF17])" office:value-type="float" office:value="80">
            <text:p>8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formula="oooc:=SUM([.C18:.AF18])" office:value-type="float" office:value="80">
            <text:p>8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ooc:=SUM([.C19:.AF19])" office:value-type="float" office:value="85">
            <text:p>85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formula="oooc:=SUM([.C20:.AF20])"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formula="oooc:=SUM([.C21:.AF21])"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ooc:=SUM([.C22:.AF22])" office:value-type="float" office:value="75">
            <text:p>75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formula="oooc:=SUM([.C23:.AF23])" office:value-type="float" office:value="50">
            <text:p>50</text:p>
          </table:table-cell>
          <table:table-cell table:number-columns-repeated="2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table:formula="oooc:=SUM([.C24:.AF24])" office:value-type="float" office:value="70">
            <text:p>7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</table:table-row>
        <table:table-row table:style-name="ro1">
          <table:table-cell/>
          <table:table-cell table:formula="oooc:=SUM([.C25:.AF25])" office:value-type="float" office:value="50">
            <text:p>50</text:p>
          </table:table-cell>
          <table:table-cell table:number-columns-repeated="2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table:formula="oooc:=SUM([.C26:.AF26])"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ooc:=SUM([.C27:.AF27])"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ooc:=SUM([.C28:.AF28])" office:value-type="float" office:value="75">
            <text:p>75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formula="oooc:=SUM([.C29:.AF29])"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formula="oooc:=SUM([.C30:.AF30])"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ooc:=SUM([.C31:.AF31])" office:value-type="float" office:value="70">
            <text:p>7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ooc:=SUM([.C32:.AF32])"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ooc:=SUM([.C33:.AF33])"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ooc:=SUM([.C34:.AF3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table:formula="oooc:=SUM([.C35:.AF35])"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/>
          <table:table-cell table:formula="oooc:=SUM([.C36:.AF36])" office:value-type="float" office:value="50">
            <text:p>50</text:p>
          </table:table-cell>
          <table:table-cell table:number-columns-repeated="2" office:value-type="float" office:value="25">
            <text:p>25</text:p>
          </table:table-cell>
          <table:table-cell/>
        </table:table-row>
        <table:table-row table:style-name="ro1">
          <table:table-cell/>
          <table:table-cell table:formula="oooc:=SUM([.C37:.AF37])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formula="oooc:=SUM([.C38:.AF38])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formula="oooc:=SUM([.C39:.AF39])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formula="oooc:=SUM([.C40:.AF40])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formula="oooc:=SUM([.C41:.AF41])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formula="oooc:=SUM([.C42:.AF42])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formula="oooc:=SUM([.C43:.AF43])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formula="oooc:=SUM([.C44:.AF44])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formula="oooc:=SUM([.C45:.AF45])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formula="oooc:=SUM([.C46:.AF46])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formula="oooc:=SUM([.C47:.AF47])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formula="oooc:=SUM([.C48:.AF48])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formula="oooc:=SUM([.C49:.AF49])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formula="oooc:=SUM([.C50:.AF50])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formula="oooc:=SUM([.C51:.AF51])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formula="oooc:=SUM([.C52:.AF52])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formula="oooc:=SUM([.C53:.AF53])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formula="oooc:=SUM([.C54:.AF54])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formula="oooc:=SUM([.C55:.AF55])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formula="oooc:=SUM([.C56:.AF56])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formula="oooc:=SUM([.C57:.AF57])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formula="oooc:=SUM([.C58:.AF58])" office:value-type="float" office:value="0">
            <text:p>0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0">12/10/2007</text:date>, <text:time>11:5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Jean-Philippe Bernardy</meta:initial-creator>
    <meta:creation-date>2007-12-06T13:40:04</meta:creation-date>
    <dc:creator>Jean-Philippe Bernardy</dc:creator>
    <dc:date>2007-12-10T11:54:36</dc:date>
    <meta:editing-cycles>6</meta:editing-cycles>
    <meta:editing-duration>P3DT21H26M34S</meta:editing-duration>
    <meta:user-defined meta:name="Info 1"/>
    <meta:user-defined meta:name="Info 2"/>
    <meta:user-defined meta:name="Info 3"/>
    <meta:user-defined meta:name="Info 4"/>
    <meta:document-statistic meta:table-count="3" meta:cell-count="166"/>
  </office:meta>
</office:document-meta>
</file>